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Arial" svg:font-family="Arial"/>
    <style:font-face style:name="Times" svg:font-family="Times"/>
    <style:font-face style:name="Times New Roman" svg:font-family="Times New Roman"/>
  </office:font-face-decls>
  <office:automatic-styles>
    <style:style style:name="Table1" style:family="table">
      <style:table-properties style:width="7.0in" table:align="margins"/>
    </style:style>
    <style:style style:name="P1" style:family="paragraph" style:parent-style-name="Standard">
      <style:paragraph-properties fo:line-height="115%"/>
      <style:text-properties style:font-name="Times" fo:font-size="11.0pt"/>
    </style:style>
    <style:style style:name="P2" style:family="paragraph" style:parent-style-name="Standard">
      <style:paragraph-properties fo:margin-top="0.0556in" fo:margin-right="0.6547in"/>
      <style:text-properties style:font-name="Times New Roman" fo:font-size="9.0pt"/>
    </style:style>
    <style:style style:name="P3" style:family="paragraph" style:parent-style-name="Standard">
      <style:paragraph-properties fo:margin-top="0.0556in" fo:margin-left="5.0661in" fo:margin-right="0.6547in" fo:text-align="end" fo:text-indent="-0.2063in"/>
      <style:text-properties style:font-name="Times New Roman" fo:font-size="9.0pt"/>
    </style:style>
    <style:style style:name="P4" style:family="paragraph" style:parent-style-name="Standard">
      <style:paragraph-properties fo:margin-right="0.6575in" fo:text-align="end" fo:line-height="85%"/>
      <style:text-properties style:font-name="Times New Roman" fo:font-size="9.0pt"/>
    </style:style>
    <style:style style:name="P5" style:family="paragraph" style:parent-style-name="Standard">
      <style:paragraph-properties fo:margin-top="0.0016in" fo:margin-right="0.6562in" fo:text-align="end"/>
      <style:text-properties style:font-name="Times New Roman" fo:font-size="9.0pt"/>
    </style:style>
    <style:style style:name="P6" style:family="paragraph" style:parent-style-name="Standard">
      <style:text-properties style:font-name="Times New Roman" fo:font-size="10.0pt" fo:color="#000000"/>
    </style:style>
    <style:style style:name="P7" style:family="paragraph" style:parent-style-name="Standard">
      <style:paragraph-properties fo:margin-top="0.0056in"/>
      <style:text-properties style:font-name="Times New Roman" fo:font-size="10.0pt" fo:color="#000000"/>
    </style:style>
    <style:style style:name="P8" style:family="paragraph" style:parent-style-name="Standard">
      <style:paragraph-properties fo:margin-top="0.0362in" fo:margin-left="2.2398in" fo:margin-right="2.1665in" fo:text-align="center" fo:line-height="151%"/>
      <style:text-properties style:font-name="Times" fo:font-size="12.0pt"/>
    </style:style>
    <style:style style:name="P9" style:family="paragraph" style:parent-style-name="Standard">
      <style:paragraph-properties fo:margin-left="2.6138in" fo:line-height="120%"/>
      <style:text-properties style:font-name="Times" fo:font-size="12.0pt"/>
    </style:style>
    <style:style style:name="P10" style:family="paragraph" style:parent-style-name="Standard">
      <style:paragraph-properties fo:text-align="center"/>
      <style:text-properties style:font-name="Times" fo:font-size="12.0pt" fo:color="#000000"/>
    </style:style>
    <style:style style:name="P11" style:family="paragraph" style:parent-style-name="Standard">
      <style:paragraph-properties fo:margin-top="0.0075in"/>
      <style:text-properties style:font-name="Times" fo:font-size="11.5pt" fo:color="#000000"/>
    </style:style>
    <style:style style:name="P12" style:family="paragraph" style:parent-style-name="Standard">
      <style:paragraph-properties fo:margin-top="0.0008in" fo:margin-left="0.1256in"/>
      <style:text-properties style:font-name="Times" fo:font-size="11.0pt" fo:color="#000000"/>
    </style:style>
    <style:style style:name="P13" style:family="paragraph" style:parent-style-name="Standard">
      <style:paragraph-properties fo:margin-top="0.0929in" fo:margin-left="0.1256in">
        <style:tab-stops>
          <style:tab-stop style:position="1.6256in"/>
        </style:tab-stops>
      </style:paragraph-properties>
      <style:text-properties style:font-name="Times" fo:font-size="11.0pt"/>
    </style:style>
    <style:style style:name="P14" style:family="paragraph" style:parent-style-name="Standard">
      <style:paragraph-properties fo:margin-top="0.0938in" fo:margin-left="0.1256in">
        <style:tab-stops>
          <style:tab-stop style:position="1.6256in"/>
        </style:tab-stops>
      </style:paragraph-properties>
      <style:text-properties style:font-name="Times" fo:font-size="11.0pt"/>
    </style:style>
    <style:style style:name="P15" style:family="paragraph" style:parent-style-name="Standard">
      <style:paragraph-properties fo:margin-top="0.0917in" fo:margin-left="1.7008in" fo:margin-right="0.6138in" fo:text-indent="-1.5756in">
        <style:tab-stops>
          <style:tab-stop style:position="1.5752in"/>
        </style:tab-stops>
      </style:paragraph-properties>
      <style:text-properties style:font-name="Times" fo:font-size="11.0pt"/>
    </style:style>
    <style:style style:name="P16" style:family="paragraph" style:parent-style-name="Standard">
      <style:paragraph-properties fo:margin-top="0.0008in" fo:margin-left="0.1256in">
        <style:tab-stops>
          <style:tab-stop style:position="1.6256in"/>
        </style:tab-stops>
      </style:paragraph-properties>
      <style:text-properties style:font-name="Times" fo:font-size="11.0pt"/>
    </style:style>
    <style:style style:name="P17" style:family="paragraph" style:parent-style-name="Standard">
      <style:text-properties style:font-name="Times" fo:font-size="11.0pt" fo:color="#000000"/>
    </style:style>
    <style:style style:name="P18" style:family="paragraph" style:parent-style-name="Standard">
      <style:paragraph-properties fo:margin-left="0.1256in"/>
      <style:text-properties style:font-name="Times" fo:font-size="11.0pt"/>
    </style:style>
    <style:style style:name="P19" style:family="paragraph" style:parent-style-name="Standard">
      <style:paragraph-properties fo:margin-top="0.0938in" fo:margin-left="0.1256in"/>
      <style:text-properties style:font-name="Times" fo:font-size="11.0pt"/>
    </style:style>
    <style:style style:name="P20" style:family="paragraph" style:parent-style-name="Standard">
      <style:paragraph-properties fo:margin-top="0.0944in" fo:margin-left="0.1256in">
        <style:tab-stops>
          <style:tab-stop style:position="1.6256in"/>
        </style:tab-stops>
      </style:paragraph-properties>
      <style:text-properties style:font-name="Arial" fo:font-size="11.0pt" fo:color="#000000"/>
    </style:style>
    <style:style style:name="P21" style:family="paragraph" style:parent-style-name="Standard">
      <style:paragraph-properties fo:margin-top="0.0944in" fo:margin-left="0.1256in">
        <style:tab-stops>
          <style:tab-stop style:position="1.6256in"/>
        </style:tab-stops>
      </style:paragraph-properties>
      <style:text-properties style:font-name="Times New Roman" fo:font-size="11.0pt"/>
    </style:style>
    <style:style style:name="P22" style:family="paragraph" style:parent-style-name="Standard">
      <style:paragraph-properties fo:margin-top="0.0944in" fo:margin-left="1.6256in" fo:text-indent="-1.5000in">
        <style:tab-stops>
          <style:tab-stop style:position="1.6256in"/>
        </style:tab-stops>
      </style:paragraph-properties>
      <style:text-properties style:font-name="Times New Roman" fo:font-size="11.0pt"/>
    </style:style>
    <style:style style:name="P23" style:family="paragraph" style:parent-style-name="Standard">
      <style:paragraph-properties fo:margin-top="0.0071in"/>
      <style:text-properties style:font-name="Times" fo:font-size="10.5pt" fo:color="#000000"/>
    </style:style>
    <style:style style:name="P24" style:family="paragraph" style:parent-style-name="Standard">
      <style:paragraph-properties fo:margin-left="0.1256in" fo:margin-right="0.5409in" fo:line-height="150%"/>
      <style:text-properties style:font-name="Times" fo:font-size="11.0pt" fo:color="#000000"/>
    </style:style>
    <style:style style:name="P25" style:family="paragraph" style:parent-style-name="Standard">
      <style:paragraph-properties fo:margin-top="0.0008in" fo:margin-left="0.1256in" fo:margin-right="0.5602in" fo:line-height="150%"/>
      <style:text-properties style:font-name="Times" fo:font-size="11.0pt" fo:color="#000000"/>
    </style:style>
    <style:style style:name="P26" style:family="paragraph" style:parent-style-name="Standard">
      <style:paragraph-properties fo:margin-top="0.0020in"/>
      <style:text-properties style:font-name="Times" fo:font-size="14.0pt"/>
    </style:style>
    <style:style style:name="P27" style:family="paragraph" style:parent-style-name="Standard">
      <style:paragraph-properties fo:margin-top="0.0390in" fo:margin-right="0.4854in" fo:text-align="center"/>
      <style:text-properties style:font-name="Times" fo:font-size="11.0pt"/>
    </style:style>
    <style:style style:name="P28" style:family="paragraph" style:parent-style-name="Standard">
      <style:paragraph-properties fo:margin-top="0.0944in" fo:margin-left="0.1256in"/>
      <style:text-properties style:font-name="Times" fo:font-size="11.0pt"/>
    </style:style>
    <style:style style:name="P29" style:family="paragraph" style:parent-style-name="Standard">
      <style:paragraph-properties fo:margin-top="0.0929in" fo:margin-left="0.5000in" fo:margin-right="0.6118in" fo:text-indent="-0.5000in" fo:line-height="150%">
        <style:tab-stops>
          <style:tab-stop style:position="0.1528in"/>
          <style:tab-stop style:position="0.5000in"/>
        </style:tab-stops>
      </style:paragraph-properties>
      <style:text-properties style:font-name="Times" fo:font-size="11.0pt" fo:color="#000000"/>
    </style:style>
    <style:style style:name="P30" style:family="paragraph" style:parent-style-name="Standard">
      <style:paragraph-properties fo:margin-top="0.0008in" fo:margin-left="0.5000in" fo:text-indent="-0.5000in">
        <style:tab-stops>
          <style:tab-stop style:position="0.1528in"/>
          <style:tab-stop style:position="0.5000in"/>
        </style:tab-stops>
      </style:paragraph-properties>
      <style:text-properties style:font-name="Times" fo:font-size="11.0pt" fo:color="#000000"/>
    </style:style>
    <style:style style:name="P31" style:family="paragraph" style:parent-style-name="Standard">
      <style:paragraph-properties fo:margin-top="0.0272in" fo:margin-left="0.5000in" fo:text-align="justify" fo:text-indent="-0.5000in">
        <style:tab-stops>
          <style:tab-stop style:position="0.1528in"/>
          <style:tab-stop style:position="0.5000in"/>
        </style:tab-stops>
      </style:paragraph-properties>
      <style:text-properties style:font-name="Times" fo:font-size="11.0pt"/>
    </style:style>
    <style:style style:name="P32" style:family="paragraph" style:parent-style-name="Standard">
      <style:paragraph-properties fo:margin-top="0.0938in" fo:margin-left="0.5000in" fo:text-align="justify" fo:text-indent="-0.5000in">
        <style:tab-stops>
          <style:tab-stop style:position="0.1528in"/>
          <style:tab-stop style:position="0.5000in"/>
        </style:tab-stops>
      </style:paragraph-properties>
      <style:text-properties style:font-name="Times" fo:font-size="11.0pt"/>
    </style:style>
    <style:style style:name="P33" style:family="paragraph" style:parent-style-name="Standard">
      <style:paragraph-properties fo:margin-top="0.0938in" fo:margin-left="0.5000in" fo:margin-right="0.6134in" fo:text-align="justify" fo:text-indent="-0.5000in" fo:line-height="150%">
        <style:tab-stops>
          <style:tab-stop style:position="0.1528in"/>
          <style:tab-stop style:position="0.5000in"/>
        </style:tab-stops>
      </style:paragraph-properties>
      <style:text-properties style:font-name="Times" fo:font-size="11.0pt"/>
    </style:style>
    <style:style style:name="P34" style:family="paragraph" style:parent-style-name="Standard">
      <style:paragraph-properties fo:margin-left="1.0000in" fo:margin-right="0.6118in" fo:text-align="justify" fo:text-indent="-1.0000in" fo:line-height="150%">
        <style:tab-stops>
          <style:tab-stop style:position="0.6528in"/>
          <style:tab-stop style:position="1.0000in"/>
        </style:tab-stops>
      </style:paragraph-properties>
      <style:text-properties style:font-name="Times" fo:font-size="11.0pt"/>
    </style:style>
    <style:style style:name="P35" style:family="paragraph" style:parent-style-name="Standard">
      <style:paragraph-properties fo:margin-left="1.0000in" fo:margin-right="0.6043in" fo:text-align="justify" fo:text-indent="-1.0000in" fo:line-height="150%">
        <style:tab-stops>
          <style:tab-stop style:position="0.6528in"/>
          <style:tab-stop style:position="1.0000in"/>
        </style:tab-stops>
      </style:paragraph-properties>
      <style:text-properties style:font-name="Times" fo:font-size="11.0pt"/>
    </style:style>
    <style:style style:name="P36" style:family="paragraph" style:parent-style-name="Standard">
      <style:paragraph-properties fo:margin-left="1.0000in" fo:margin-right="0.6043in" fo:text-align="justify" fo:text-indent="-1.0000in">
        <style:tab-stops>
          <style:tab-stop style:position="0.6528in"/>
          <style:tab-stop style:position="1.0000in"/>
        </style:tab-stops>
      </style:paragraph-properties>
      <style:text-properties style:font-name="Times" fo:font-size="11.0pt"/>
    </style:style>
    <style:style style:name="P37" style:family="paragraph" style:parent-style-name="Standard">
      <style:paragraph-properties fo:margin-right="0.6043in" fo:text-align="justify">
        <style:tab-stops>
          <style:tab-stop style:position="0.6256in"/>
        </style:tab-stops>
      </style:paragraph-properties>
      <style:text-properties style:font-name="Times" fo:font-size="11.0pt"/>
    </style:style>
    <style:style style:name="P38" style:family="paragraph" style:parent-style-name="Standard">
      <style:paragraph-properties fo:margin-top="0.0917in" fo:margin-right="0.4854in" fo:text-align="center"/>
      <style:text-properties style:font-name="Times" fo:font-size="11.0pt"/>
    </style:style>
    <style:style style:name="P39" style:family="paragraph" style:parent-style-name="Standard">
      <style:paragraph-properties fo:margin-top="0.0938in" fo:margin-left="0.5000in" fo:margin-right="0.6098in" fo:text-align="justify" fo:text-indent="-0.5000in" fo:line-height="150%">
        <style:tab-stops>
          <style:tab-stop style:position="0.1528in"/>
          <style:tab-stop style:position="0.5000in"/>
        </style:tab-stops>
      </style:paragraph-properties>
      <style:text-properties style:font-name="Times" fo:font-size="11.0pt"/>
    </style:style>
    <style:style style:name="P40" style:family="paragraph" style:parent-style-name="Standard">
      <style:paragraph-properties fo:margin-left="0.5000in" fo:margin-right="0.6098in" fo:text-align="justify" fo:text-indent="-0.5000in" fo:line-height="150%">
        <style:tab-stops>
          <style:tab-stop style:position="0.1528in"/>
          <style:tab-stop style:position="0.5000in"/>
        </style:tab-stops>
      </style:paragraph-properties>
      <style:text-properties style:font-name="Times" fo:font-size="11.0pt"/>
    </style:style>
    <style:style style:name="P41" style:family="paragraph" style:parent-style-name="Standard">
      <style:paragraph-properties fo:margin-left="0.5000in" fo:margin-right="0.6126in" fo:text-align="justify" fo:text-indent="-0.5000in" fo:line-height="150%">
        <style:tab-stops>
          <style:tab-stop style:position="0.1528in"/>
          <style:tab-stop style:position="0.5000in"/>
        </style:tab-stops>
      </style:paragraph-properties>
      <style:text-properties style:font-name="Times" fo:font-size="11.0pt"/>
    </style:style>
    <style:style style:name="P42" style:family="paragraph" style:parent-style-name="Standard">
      <style:paragraph-properties fo:margin-top="0.0283in" fo:margin-left="1.1252in">
        <style:tab-stops>
          <style:tab-stop style:position="1.1252in"/>
          <style:tab-stop style:position="1.1256in"/>
          <style:tab-stop style:position="2.6256in"/>
        </style:tab-stops>
      </style:paragraph-properties>
      <style:text-properties style:font-name="Times" fo:font-size="11.0pt"/>
    </style:style>
    <style:style style:name="P43" style:family="paragraph" style:parent-style-name="Standard">
      <style:paragraph-properties fo:margin-left="1.0000in" fo:text-indent="-1.0000in">
        <style:tab-stops>
          <style:tab-stop style:position="0.6528in"/>
          <style:tab-stop style:position="1.0000in"/>
          <style:tab-stop style:position="1.1252in"/>
          <style:tab-stop style:position="1.1256in"/>
          <style:tab-stop style:position="2.6256in"/>
        </style:tab-stops>
      </style:paragraph-properties>
      <style:text-properties style:font-name="Times" fo:font-size="11.0pt"/>
    </style:style>
    <style:style style:name="P44" style:family="paragraph" style:parent-style-name="Standard">
      <style:paragraph-properties fo:margin-top="0.0272in" fo:margin-left="1.1252in">
        <style:tab-stops>
          <style:tab-stop style:position="1.1252in"/>
          <style:tab-stop style:position="1.1256in"/>
          <style:tab-stop style:position="2.6256in"/>
        </style:tab-stops>
      </style:paragraph-properties>
      <style:text-properties style:font-name="Times" fo:font-size="11.0pt"/>
    </style:style>
    <style:style style:name="P45" style:family="paragraph" style:parent-style-name="Standard">
      <style:paragraph-properties fo:margin-top="0.0272in" fo:margin-right="0.6102in" fo:text-align="justify" fo:line-height="150%">
        <style:tab-stops>
          <style:tab-stop style:position="0.3764in"/>
        </style:tab-stops>
      </style:paragraph-properties>
      <style:text-properties style:font-name="Times" fo:font-size="11.0pt"/>
    </style:style>
    <style:style style:name="P46" style:family="paragraph" style:parent-style-name="Standard">
      <style:paragraph-properties fo:margin-top="0.0008in" fo:margin-left="0.5000in" fo:text-align="justify" fo:text-indent="-0.5000in">
        <style:tab-stops>
          <style:tab-stop style:position="0.1528in"/>
          <style:tab-stop style:position="0.5000in"/>
        </style:tab-stops>
      </style:paragraph-properties>
      <style:text-properties style:font-name="Times" fo:font-size="11.0pt"/>
    </style:style>
    <style:style style:name="P47" style:family="paragraph" style:parent-style-name="Standard">
      <style:paragraph-properties fo:margin-top="0.0925in" fo:margin-left="0.5000in" fo:margin-right="0.6110in" fo:text-align="justify" fo:text-indent="-0.5000in" fo:line-height="150%">
        <style:tab-stops>
          <style:tab-stop style:position="0.1528in"/>
          <style:tab-stop style:position="0.5000in"/>
        </style:tab-stops>
      </style:paragraph-properties>
      <style:text-properties style:font-name="Times" fo:font-size="11.0pt"/>
    </style:style>
    <style:style style:name="P48" style:family="paragraph" style:parent-style-name="Standard">
      <style:paragraph-properties fo:margin-top="0.0272in" fo:margin-left="0.3756in" fo:margin-right="0.6110in" fo:text-align="justify" fo:line-height="150%">
        <style:tab-stops>
          <style:tab-stop style:position="0.4228in"/>
        </style:tab-stops>
      </style:paragraph-properties>
      <style:text-properties style:font-name="Times" fo:font-size="11.0pt"/>
    </style:style>
    <style:style style:name="P49" style:family="paragraph" style:parent-style-name="Standard">
      <style:paragraph-properties fo:margin-top="0.0008in" fo:margin-right="0.4854in" fo:text-align="center"/>
      <style:text-properties style:font-name="Times" fo:font-size="11.0pt"/>
    </style:style>
    <style:style style:name="P50" style:family="paragraph" style:parent-style-name="Standard">
      <style:paragraph-properties fo:margin-top="0.0929in" fo:margin-left="0.1256in" fo:line-height="150%"/>
      <style:text-properties style:font-name="Times" fo:font-size="11.0pt"/>
    </style:style>
    <style:style style:name="P51" style:family="paragraph" style:parent-style-name="Standard">
      <style:paragraph-properties fo:margin-top="0.0008in" fo:margin-left="0.5000in" fo:text-indent="-0.5000in">
        <style:tab-stops>
          <style:tab-stop style:position="0.1528in"/>
          <style:tab-stop style:position="0.5000in"/>
        </style:tab-stops>
      </style:paragraph-properties>
      <style:text-properties style:font-name="Times" fo:font-size="11.0pt"/>
    </style:style>
    <style:style style:name="P52" style:family="paragraph" style:parent-style-name="Standard">
      <style:paragraph-properties fo:margin-top="0.0938in" fo:margin-left="0.5000in" fo:margin-right="0.6110in" fo:text-indent="-0.5000in" fo:line-height="150%">
        <style:tab-stops>
          <style:tab-stop style:position="0.1528in"/>
          <style:tab-stop style:position="0.5000in"/>
        </style:tab-stops>
      </style:paragraph-properties>
      <style:text-properties style:font-name="Times" fo:font-size="11.0pt"/>
    </style:style>
    <style:style style:name="P53" style:family="paragraph" style:parent-style-name="Standard">
      <style:paragraph-properties fo:margin-right="0.4854in" fo:text-align="center"/>
      <style:text-properties style:font-name="Times" fo:font-size="11.0pt"/>
    </style:style>
    <style:style style:name="P54" style:family="paragraph" style:parent-style-name="Standard">
      <style:paragraph-properties fo:margin-top="0.0938in" fo:margin-left="0.5000in" fo:text-indent="-0.5000in">
        <style:tab-stops>
          <style:tab-stop style:position="0.1528in"/>
          <style:tab-stop style:position="0.5000in"/>
        </style:tab-stops>
      </style:paragraph-properties>
      <style:text-properties style:font-name="Times" fo:font-size="11.0pt"/>
    </style:style>
    <style:style style:name="P55" style:family="paragraph" style:parent-style-name="Standard">
      <style:paragraph-properties fo:margin-top="0.0938in" fo:margin-left="1.0000in" fo:text-indent="-1.0000in">
        <style:tab-stops>
          <style:tab-stop style:position="0.6528in"/>
          <style:tab-stop style:position="1.0000in"/>
        </style:tab-stops>
      </style:paragraph-properties>
      <style:text-properties style:font-name="Times" fo:font-size="11.0pt"/>
    </style:style>
    <style:style style:name="P56" style:family="paragraph" style:parent-style-name="Standard">
      <style:paragraph-properties fo:margin-top="0.0929in" fo:margin-left="1.0000in" fo:margin-right="0.6102in" fo:text-indent="-1.0000in" fo:line-height="146%">
        <style:tab-stops>
          <style:tab-stop style:position="0.6528in"/>
          <style:tab-stop style:position="1.0000in"/>
        </style:tab-stops>
      </style:paragraph-properties>
      <style:text-properties style:font-name="Times" fo:font-size="11.0pt"/>
    </style:style>
    <style:style style:name="P57" style:family="paragraph" style:parent-style-name="Standard">
      <style:paragraph-properties fo:margin-top="0.0102in" fo:margin-left="1.0000in" fo:text-indent="-1.0000in">
        <style:tab-stops>
          <style:tab-stop style:position="0.6528in"/>
          <style:tab-stop style:position="1.0000in"/>
        </style:tab-stops>
      </style:paragraph-properties>
      <style:text-properties style:font-name="Times" fo:font-size="11.0pt"/>
    </style:style>
    <style:style style:name="P58" style:family="paragraph" style:parent-style-name="Standard">
      <style:paragraph-properties fo:margin-top="0.0938in" fo:margin-left="0.5000in" fo:margin-right="0.6118in" fo:text-align="justify" fo:text-indent="-0.5000in" fo:line-height="150%">
        <style:tab-stops>
          <style:tab-stop style:position="0.1528in"/>
          <style:tab-stop style:position="0.5000in"/>
        </style:tab-stops>
      </style:paragraph-properties>
      <style:text-properties style:font-name="Times" fo:font-size="11.0pt"/>
    </style:style>
    <style:style style:name="P59" style:family="paragraph" style:parent-style-name="Standard">
      <style:paragraph-properties fo:margin-top="0.0008in" fo:margin-left="0.5000in" fo:margin-right="0.6102in" fo:text-align="justify" fo:text-indent="-0.5000in" fo:line-height="150%">
        <style:tab-stops>
          <style:tab-stop style:position="0.1528in"/>
          <style:tab-stop style:position="0.5000in"/>
        </style:tab-stops>
      </style:paragraph-properties>
      <style:text-properties style:font-name="Times" fo:font-size="11.0pt"/>
    </style:style>
    <style:style style:name="P60" style:family="paragraph" style:parent-style-name="Standard">
      <style:paragraph-properties fo:margin-top="0.0272in" fo:margin-right="0.4854in" fo:text-align="center"/>
      <style:text-properties style:font-name="Times" fo:font-size="11.0pt"/>
    </style:style>
    <style:style style:name="P61" style:family="paragraph" style:parent-style-name="Standard">
      <style:paragraph-properties fo:margin-left="0.5000in" fo:margin-right="0.6118in" fo:text-align="justify" fo:text-indent="-0.5000in" fo:line-height="150%">
        <style:tab-stops>
          <style:tab-stop style:position="0.1528in"/>
          <style:tab-stop style:position="0.5000in"/>
        </style:tab-stops>
      </style:paragraph-properties>
      <style:text-properties style:font-name="Times" fo:font-size="11.0pt"/>
    </style:style>
    <style:style style:name="P62" style:family="paragraph" style:parent-style-name="Standard">
      <style:paragraph-properties fo:margin-left="0.1256in" fo:margin-right="0.6118in" fo:text-align="justify" fo:line-height="150%">
        <style:tab-stops>
          <style:tab-stop style:position="0.3764in"/>
        </style:tab-stops>
      </style:paragraph-properties>
      <style:text-properties style:font-name="Times" fo:font-size="11.0pt"/>
    </style:style>
    <style:style style:name="P63" style:family="paragraph" style:parent-style-name="Standard">
      <style:paragraph-properties fo:margin-left="0.1256in" fo:margin-right="0.6118in" fo:text-align="justify" fo:line-height="150%">
        <style:tab-stops>
          <style:tab-stop style:position="0.3764in"/>
        </style:tab-stops>
      </style:paragraph-properties>
      <style:text-properties style:font-name="Arial" fo:font-size="11.0pt"/>
    </style:style>
    <style:style style:name="P64" style:family="paragraph" style:parent-style-name="Standard">
      <style:paragraph-properties fo:margin-left="0.1256in" fo:margin-right="0.6264in" fo:text-align="justify" fo:line-height="150%">
        <style:tab-stops>
          <style:tab-stop style:position="0.3764in"/>
        </style:tab-stops>
      </style:paragraph-properties>
      <style:text-properties style:font-name="Times New Roman" fo:font-size="11.0pt"/>
    </style:style>
    <style:style style:name="P65" style:family="paragraph" style:parent-style-name="Standard">
      <style:paragraph-properties fo:line-height="115%"/>
      <style:text-properties style:font-name="Arial" fo:font-size="11.0pt"/>
    </style:style>
    <style:style style:name="P66" style:family="paragraph" style:parent-style-name="Standard">
      <style:paragraph-properties fo:text-align="center"/>
      <style:text-properties style:font-name="Times New Roman" fo:font-size="11.0pt"/>
    </style:style>
    <style:style style:name="T1" style:family="text">
      <style:text-properties style:text-position="super 100%"/>
    </style:style>
    <style:style style:name="T2" style:family="text">
      <style:text-properties fo:font-weight="bold" fo:font-weight-asian="bold" fo:font-weight-complex="bold"/>
    </style:style>
    <style:style style:name="T3" style:family="text">
      <style:text-properties style:font-name="Times New Roman" fo:font-style="italic" fo:font-style-asian="italic" fo:font-style-complex="italic"/>
    </style:style>
    <style:style style:name="T4" style:family="text">
      <style:text-properties style:font-name="Times New Roman"/>
    </style:style>
    <style:style style:name="T5" style:family="text">
      <style:text-properties style:font-name="Arial"/>
    </style:style>
    <style:style style:name="T6" style:family="text">
      <style:text-properties style:font-name="Times New Roman" fo:font-style="italic" fo:font-style-asian="italic" fo:font-style-complex="italic" fo:color="#000000"/>
    </style:style>
    <style:style style:name="T7" style:family="text">
      <style:text-properties style:font-name="Times New Roman" fo:font-style="italic" fo:font-style-asian="italic" fo:font-style-complex="italic" fo:font-weight="bold" fo:font-weight-asian="bold" fo:font-weight-complex="bold" fo:color="#000000"/>
    </style:style>
    <style:style style:name="T8" style:family="text">
      <style:text-properties style:font-name="Arial" fo:color="#000000"/>
    </style:style>
    <style:style style:name="T9" style:family="text">
      <style:text-properties fo:font-style="italic" fo:font-style-asian="italic" fo:font-style-complex="italic"/>
    </style:style>
    <style:style style:name="T10" style:family="text">
      <style:text-properties fo:font-style="italic" fo:font-style-asian="italic" fo:font-style-complex="italic" fo:font-weight="bold" fo:font-weight-asian="bold" fo:font-weight-complex="bold"/>
    </style:style>
    <style:style style:name="TableColumn1" style:family="table-column">
      <style:table-column-properties style:column-width="3.4625in" style:rel-column-width="32767*"/>
    </style:style>
    <style:style style:name="TableCell1" style:family="table-cell">
      <style:table-cell-properties fo:padding="0.0382in"/>
    </style:style>
    <text:list-style style:name="L1">
      <text:list-level-style-number text:level="1" style:num-suffix="." style:num-format="1">
        <style:list-level-properties text:space-before="0.25in" text:min-label-width="0.25in"/>
      </text:list-level-style-number>
      <text:list-level-style-number text:level="2" style:num-suffix="." style:num-format="a">
        <style:list-level-properties text:space-before="0.50in" text:min-label-width="0.25in"/>
      </text:list-level-style-number>
    </text:list-style>
    <text:list-style style:name="L2">
      <text:list-level-style-number text:level="1" style:num-suffix="." style:num-format="1">
        <style:list-level-properties text:space-before="0.25in" text:min-label-width="0.25in"/>
      </text:list-level-style-number>
    </text:list-style>
    <text:list-style style:name="L3">
      <text:list-level-style-number text:level="1" style:num-suffix="." style:num-format="1">
        <style:list-level-properties text:space-before="0.25in" text:min-label-width="0.25in"/>
      </text:list-level-style-number>
      <text:list-level-style-bullet text:level="2" text:bullet-char="•">
        <style:list-level-properties text:space-before="0.50in" text:min-label-width="0.25in"/>
      </text:list-level-style-bullet>
    </text:list-style>
  </office:automatic-styles>
  <office:body>
    <office:text>
      <text:p text:style-name="P1"/>
      <text:p text:style-name="P2"/>
      <text:p text:style-name="P3"/>
      <text:p text:style-name="P3">PT Tekno Solusi Mediarumu Recapital Building, 3<text:span text:style-name="T1">rd</text:span><text:s/>Floor.</text:p>
      <text:p text:style-name="P4">Jalan Adityawarman no.55 Jakarta Selatan 12160</text:p>
      <text:p text:style-name="P5">Phone: 6221-7226825</text:p>
      <text:p text:style-name="P6"/>
      <text:p text:style-name="P7"/>
      <text:p text:style-name="P8"><text:span text:style-name="T2">SURAT PERJANJIAN KERJA UNTUK WAKTU TERTENTU (KONTRAK)</text:span></text:p>
      <text:p text:style-name="P9"><text:span text:style-name="T2"><text:s text:c="8"/>1/SPK/TSM/VI/105</text:span></text:p>
      <text:p text:style-name="P10"><text:span text:style-name="T2"/></text:p>
      <text:p text:style-name="P11"><text:span text:style-name="T2"/></text:p>
      <text:p text:style-name="P12">Kami yang bertandatangan di bawah ini :</text:p>
      <text:p text:style-name="P13">Nama<text:tab/>: <text:s/><text:span text:style-name="T2">[MEDIARUMU_PIC_NAME]</text:span></text:p>
      <text:p text:style-name="P14">Jabatan<text:tab/>: <text:s/><text:span text:style-name="T2">Direktur</text:span></text:p>
      <text:p text:style-name="P15">Alamat<text:tab/><text:s/>: <text:span text:style-name="T2">Recapital Building 3rd Floor, Jl. Adityawarman no.55, Jakarta Selatan, Daerah Khusus Ibukota Jakarta 12160</text:span></text:p>
      <text:p text:style-name="P16">No. Handphone<text:tab/>: <text:span text:style-name="T2">+62 812 3575 2218</text:span></text:p>
      <text:p text:style-name="P17"><text:span text:style-name="T2"/></text:p>
      <text:p text:style-name="P17"><text:span text:style-name="T2"/></text:p>
      <text:p text:style-name="P18">Yang bertindak untuk dan atas nama <text:span text:style-name="T2">PT. Tekno Solusi Mediarumu </text:span>yang selanjutnya disebut sebagai</text:p>
      <text:p text:style-name="P19"><text:span text:style-name="T2">PIHAK PERTAMA</text:span>, dan</text:p>
      <text:p text:style-name="P20"/>
      <text:p text:style-name="P21">Nama <text:tab/>: [INFLUENCER_NAME]</text:p>
      <text:p text:style-name="P22">Alamat <text:tab/>: </text:p>
      <text:p text:style-name="P21">NIK <text:tab/>: </text:p>
      <text:p text:style-name="P21">NPWP<text:tab/>: </text:p>
      <text:p text:style-name="P21">No. HP <text:tab/>: </text:p>
      <text:p text:style-name="P21">Email <text:tab/>: </text:p>
      <text:p text:style-name="P17"/>
      <text:p text:style-name="P23"/>
      <text:p text:style-name="P24">Yang bertindak sebagai <text:span text:style-name="T3">influencer </text:span><text:span text:style-name="T4">atas</text:span><text:span text:style-name="T5"><text:s/></text:span><text:span text:style-name="T6">Campaign</text:span><text:span text:style-name="T4"><text:s/></text:span><text:span text:style-name="T7">Downy P&amp;G</text:span><text:span text:style-name="T8"><text:s/></text:span><text:span text:style-name="T5">yang s</text:span>elanjutnya disebut sebagai <text:span text:style-name="T2">PIHAK KEDUA</text:span>.</text:p>
      <text:p text:style-name="P25">Kedua belah pihak sepakat untuk mengikatkan diri dalam perjanjian kerja untuk waktu tertentu (kontrak) dengan syarat dan ketentuan sebagai berikut:</text:p>
      <text:p text:style-name="P26"/>
      <text:p text:style-name="P27"><text:span text:style-name="T2">PASAL 1</text:span></text:p>
      <text:p text:style-name="P28"><text:span text:style-name="T2">PIHAK PERTAMA</text:span>,</text:p>
      <text:list text:style-name="L1">
        <text:list-item>
          <text:p text:style-name="P29">Menerima dan mempekerjakan PIHAK KEDUA sebagai Influencer dengan masa kontrak yang telah disepakati.</text:p>
        </text:list-item>
        <text:list-item>
          <text:p text:style-name="P30">Mengirimkan semua informasi tentang <text:span text:style-name="T9">brief campaign </text:span>yang akan dilaksanakan kepada PIHAK KEDUA.</text:p>
        </text:list-item>
        <text:list-item>
          <text:p text:style-name="P31">Memberikan panduan kepada PIHAK KEDUA untuk membuat konten yang akan diposting.</text:p>
        </text:list-item>
        <text:list-item>
          <text:p text:style-name="P32">Membayar kompensasi kerjasama sebesar <text:span text:style-name="T2">Rp18,000,000-</text:span></text:p>
        </text:list-item>
        <text:list-item>
          <text:p text:style-name="P33">Melaksanakan pembayaran yang dimaksud pada Pasal 1 Ayat 4 kepada Pihak Kedua dengan cara sebagai berikut:</text:p>
          <text:list>
            <text:list-item>
              <text:p text:style-name="P34">Pembayaran pekerjaan akan dilakukan setelah pihak kedua menyerahkan invoice dan surat perjanjian kerja (SPK) yang sudah ditandatangani beserta KTP/Personal ID, dan NPWP (jika ada) dan dikembalikan paling lambat 4 hari sebelum tanggal pembayaran.</text:p>
            </text:list-item>
            <text:list-item>
              <text:p text:style-name="P35">Pembayaran pelunasan akan dilakukan pada H-2 (<text:span text:style-name="T9">50% Down Payment</text:span>) dan H+7 setelah PIHAK KEDUA menyelesaikan pekerjaan dan mengirimkan invoice kepada PIHAK PERTAMA</text:p>
            </text:list-item>
            <text:list-item>
              <text:p text:style-name="P36">PIHAK KEDUA akan mengirimkan bukti laporan kepada PIHAK PERTAMA setelah <text:span text:style-name="T9">campaign</text:span><text:s/>selesai berjalan.</text:p>
            </text:list-item>
          </text:list>
        </text:list-item>
      </text:list>
      <text:p text:style-name="P37"/>
      <text:p text:style-name="P38"><text:span text:style-name="T2">PASAL 2</text:span></text:p>
      <text:p text:style-name="P19"><text:span text:style-name="T2">PIHAK KEDUA</text:span>,</text:p>
      <text:list text:style-name="L2">
        <text:list-item>
          <text:p text:style-name="P39">Bersedia menerima dan melaksanakan tugas dan tanggung jawab tersebut serta tugas-tugas lain yang diberikan PIHAK PERTAMA dengan sebaik-baiknya dan rasa tanggung-jawab.</text:p>
        </text:list-item>
        <text:list-item>
          <text:p text:style-name="P40">Bersedia menyimpan dan menjaga kerahasiaan baik dokumen maupun informasi apapun milik PIHAK PERTAMA dan tidak dibenarkan memberikan dokumen atau informasi yang diketahui baik secara lisan maupun tertulis kepada pihak lain, baik sebelum, saat dan setelah selesainya periode <text:span text:style-name="T9">campaign </text:span>maupun kerja sama ini.</text:p>
        </text:list-item>
        <text:list-item>
          <text:p text:style-name="P41">Wajib mempublikasikan postingan <text:span text:style-name="T9">campaign </text:span>di social media PIHAK KEDUA dengan pembagian sebagai berikut:</text:p>
        </text:list-item>
      </text:list>
      <text:p text:style-name="P42"><text:span text:style-name="T2"/></text:p>
      <text:list text:style-name="L3">
        <text:list-item>
          <text:list>
            <text:list-item>
              <text:p text:style-name="P43">TikTok<text:tab/>: [TIKTOK_NOTES] </text:p>
            </text:list-item>
            <text:list-item>
              <text:p text:style-name="P43"><text:span text:style-name="T9"/>Instagram<text:tab/>:<text:span text:style-name="T9"><text:s/></text:span>[INSTAGRAM_NOTES]</text:p>
            </text:list-item>
          </text:list>
        </text:list-item>
      </text:list>
      <text:p text:style-name="P44"><text:span text:style-name="T2"/></text:p>
      <text:p text:style-name="P45"/>
      <text:list text:style-name="L2">
        <text:list-item>
          <text:p text:style-name="P46">Menyelesaikan tugas berdasarkan tenggat waktu yang telah disepakati bersama.</text:p>
        </text:list-item>
        <text:list-item>
          <text:p text:style-name="P47">Selama kontrak kerja berlangsung tidak diperkenankan untuk memutuskan hubungan kerja secara sepihak </text:p>
        </text:list-item>
        <text:list-item>
          <text:p text:style-name="P47">Wajib menyerahkan invoice dan surat perjanjian kerja (SPK) yang sudah ditandatangani beserta KTP/Personal ID, dan NPWP (jika ada) sebagai syarat pembayaran maksimal 10 hari sebelum tanggal pembayaran yang tertera di Pasal 1.</text:p>
        </text:list-item>
      </text:list>
      <text:p text:style-name="P48"/>
      <text:p text:style-name="P49"><text:span text:style-name="T2">PASAL 3</text:span></text:p>
      <text:p text:style-name="P50">Selama Kontrak Kerja berlangsung, PIHAK PERTAMA dapat memberikan sanksi berupa kompensasi tidak dibayarkan kepada PIHAK KEDUA apabila ternyata:</text:p>
      <text:list text:style-name="L2">
        <text:list-item>
          <text:p text:style-name="P51">PIHAK KEDUA melakukan pelanggaran dari ketentuan pasal 2 surat perjanjian kerja ini.</text:p>
        </text:list-item>
        <text:list-item>
          <text:p text:style-name="P52">PIHAK KEDUA mangkir selama 5 (lima) hari berturut-turut tanpa pemberitahuan dan atau keterangan dengan bukti yang sah.</text:p>
        </text:list-item>
      </text:list>
      <text:p text:style-name="P53"><text:span text:style-name="T2">PASAL 4</text:span></text:p>
      <text:list text:style-name="L3">
        <text:list-item>
          <text:p text:style-name="P54">Surat Perjanjian Kerja ini dapat dibatalkan dan atau menjadi tidak berlaku antara lain karena:</text:p>
          <text:list>
            <text:list-item>
              <text:p text:style-name="P55">Diakhiri oleh kesepakatan kedua belah pihak walaupun jangka waktu belum berakhir.</text:p>
            </text:list-item>
            <text:list-item>
              <text:p text:style-name="P56">Dilakukannya pemutusan hubungan kerja oleh PIHAK PERTAMA karena hal-hal sebagaimana diatur dalam Pasal 3 Surat Perjanjian Kerja ini.</text:p>
            </text:list-item>
            <text:list-item>
              <text:p text:style-name="P57">PIHAK KEDUA meninggal dunia.</text:p>
            </text:list-item>
          </text:list>
        </text:list-item>
        <text:list-item>
          <text:p text:style-name="P58">Apabila PIHAK KEDUA berniat untuk mengundurkan diri maka Ia wajib mengajukan surat pengunduran diri kepada PIHAK PERTAMA sekurang-kurangnya 2 (dua) minggu sebelum tanggal diharuskannya PIHAK KEDUA menjalankan kewajibannya.</text:p>
        </text:list-item>
        <text:list-item>
          <text:p text:style-name="P59">Masa kontrak ini pada bulan <text:span text:style-name="T2">31</text:span><text:s/><text:span text:style-name="T2">Desember 2022. </text:span>Bilamana terdapat perubahan periode <text:span text:style-name="T9">campaign</text:span>, maka PIHAK PERTAMA <text:span text:style-name="T2">berkewajiban </text:span>menginformasikan kepada PIHAK KEDUA untuk kemudian mendapatkan persetujuan.</text:p>
        </text:list-item>
      </text:list>
      <text:p text:style-name="P60"><text:span text:style-name="T2">PASAL 5</text:span></text:p>
      <text:list text:style-name="L2">
        <text:list-item>
          <text:p text:style-name="P58">Surat Perjanjian Kerja untuk waktu tertentu ini dibuat dan ditandatangani oleh kedua belah pihak dengan tanpa ada pengaruh dan atau paksaan dari siapapun serta mengikat kedua belah pihak untuk mentaati dan melaksanakannya dengan penuh tanggung jawab.</text:p>
        </text:list-item>
        <text:list-item>
          <text:p text:style-name="P61">Surat Perjanjian ini dibuat dan ditandatangani oleh kedua belah pihak pada tanggal, bulan dan tahun seperti tersebut di bawah dalam rangkap 2 (dua) yang memiliki kekuatan hukum yang sama dan dipegang oleh masing-masing pihak.</text:p>
        </text:list-item>
      </text:list>
      <text:p text:style-name="P62"/>
      <text:p text:style-name="P63"/>
      <text:p text:style-name="P64"><text:span text:style-name="T5"><text:tab/><text:tab/><text:tab/><text:tab/><text:tab/><text:tab/><text:tab/><text:tab/><text:tab/><text:tab/></text:span><text:s text:c="3"/>Jakarta, [DATE_TODAY]</text:p>
      <text:p text:style-name="P65"/>
      <table:table table:name="Table1" table:style-name="Table1">
        <table:table-column table:style-name="TableColumn1"/>
        <table:table-column table:style-name="TableColumn1"/>
        <table:table-row>
          <table:table-cell table:style-name="TableCell1">
            <text:p text:style-name="P66"><text:span text:style-name="T2">PIHAK PERTAMA</text:span></text:p>
          </table:table-cell>
          <table:table-cell table:style-name="TableCell1">
            <text:p text:style-name="P66"><text:span text:style-name="T2">PIHAK KEDUA</text:span></text:p>
          </table:table-cell>
        </table:table-row>
        <table:table-row>
          <table:table-cell table:style-name="TableCell1">
            <text:p text:style-name="P66"><text:span text:style-name="T2"/></text:p>
            <text:p text:style-name="P66"><text:span text:style-name="T2"/></text:p>
            <text:p text:style-name="P66"><text:span text:style-name="T2"/></text:p>
            <text:p text:style-name="P66"><text:span text:style-name="T2"/></text:p>
            <text:p text:style-name="P66"><text:span text:style-name="T2"/></text:p>
            <text:p text:style-name="P66"><text:span text:style-name="T2"/></text:p>
            <text:p text:style-name="P66"/>
            <text:p text:style-name="P66">SABRINA FARHANA</text:p>
          </table:table-cell>
          <table:table-cell table:style-name="TableCell1">
            <text:p text:style-name="P66"><text:span text:style-name="T2"/></text:p>
            <text:p text:style-name="P66"><text:span text:style-name="T2"/></text:p>
            <text:p text:style-name="P66"><text:span text:style-name="T2">MATERAI 10.000</text:span></text:p>
            <text:p text:style-name="P66"><text:span text:style-name="T2"/></text:p>
            <text:p text:style-name="P66"><text:span text:style-name="T2"/></text:p>
            <text:p text:style-name="P66"><text:span text:style-name="T2"/></text:p>
            <text:p text:style-name="P66"/>
            <text:p text:style-name="P66">[INFLUENCER_NAME]</text:p>
          </table:table-cell>
        </table:table-row>
        <table:table-row>
          <table:table-cell table:style-name="TableCell1">
            <text:p text:style-name="P66"><text:span text:style-name="T2">DIREKTUR MEDIARUMU</text:span></text:p>
          </table:table-cell>
          <table:table-cell table:style-name="TableCell1">
            <text:p text:style-name="P66"><text:span text:style-name="T2">PIHAK </text:span><text:span text:style-name="T10">INFLUENCER</text:span></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2113.6</meta:generator>
  </office:meta>
</office:document-meta>
</file>